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b90f"/>
    </style:style>
    <style:style style:name="T1" style:family="text">
      <style:text-properties officeooo:rsid="0011b9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3gpp.org/LTE"><text:span text:style-name="T1">http://www.3gpp.org/LTE</text:span></text:a></text:p>
      <text:p text:style-name="P1"><text:span text:style-name="T1"/></text:p>
      <text:p text:style-name="P1"><text:span text:style-name="T1"/></text:p>
      <text:p text:style-name="P1"><text:a xlink:type="simple" xlink:href="http://en.wikipedia.org/wiki/System_Architecture_Evolution"><text:span text:style-name="T1">http://en.wikipedia.org/wiki/System_Architecture_Evolution</text:span></text:a></text:p>
      <text:p text:style-name="P1"><text:span text:style-name="T1"/></text:p>
      <text:p text:style-name="P1"><text:span text:style-name="T1"/></text:p>
      <text:p text:style-name="P1"><text:a xlink:type="simple" xlink:href="http://en.wikipedia.org/wiki/3GPP_Long_Term_Evolution"><text:span text:style-name="T1">http://en.wikipedia.org/wiki/3GPP_Long_Term_Evolution</text:span></text:a></text:p>
      <text:p text:style-name="P1"><text:span text:style-name="T1"/></text:p>
      <text:p text:style-name="P1"><text:a xlink:type="simple" xlink:href="http://monge.univ-mlv.fr/~dr/XPOSE2010/LTE/index.html"><text:span text:style-name="T1">http://monge.univ-mlv.fr/~dr/XPOSE2010/LTE/index.html</text:span></text:a></text:p>
      <text:p text:style-name="P1"><text:span text:style-name="T1"/></text:p>
      <text:p text:style-name="P1"><text:a xlink:type="simple" xlink:href="http://fr.scribd.com/doc/50868690/Rapport-LTE"><text:span text:style-name="T1">http://fr.scribd.com/doc/50868690/Rapport-LTE</text:span></text:a><text:span text:style-name="T1"><text:tab/>==&gt; good mais impossible de le récupérer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iz </meta:initial-creator>
    <meta:creation-date>2013-01-16T17:34:38</meta:creation-date>
    <dc:date>2013-01-16T17:37:10</dc:date>
    <dc:creator>noiz </dc:creator>
    <meta:editing-duration>P0D</meta:editing-duration>
    <meta:editing-cycles>1</meta:editing-cycles>
    <meta:document-statistic meta:table-count="0" meta:image-count="0" meta:object-count="0" meta:page-count="1" meta:paragraph-count="5" meta:word-count="12" meta:character-count="273" meta:non-whitespace-character-count="266"/>
    <meta:generator>LibreOffice/3.6$Linux_x86 LibreOffice_project/2ef5aff-a6fb0ff-166bdff-cf087ad-0f1389</meta:generator>
  </office:meta>
</office:document-meta>
</file>